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Author">Sergio Pedro R Oliveira</text:p>
      <text:p text:style-name="Date">21 jun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6-21T18:08:54Z</meta:creation-date>
    <dc:date>2023-06-21T18:08:5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junh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